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8000001904BC83FF4C2D7EBAF.png" manifest:media-type="image/png"/>
  <manifest:file-entry manifest:full-path="Pictures/10000001000002E4000001B3EB964483E2A055FC.png" manifest:media-type="image/png"/>
  <manifest:file-entry manifest:full-path="Pictures/100000010000032000000190A41F257312B855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0.5cm" svg:y="1.25cm" presentation:class="title" presentation:user-transformed="true">
          <draw:text-box>
            <text:p>Команда man</text:p>
          </draw:text-box>
        </draw:frame>
        <draw:frame presentation:style-name="pr2" draw:text-style-name="P1" draw:layer="layout" svg:width="25cm" svg:height="10cm" svg:x="1.5cm" svg:y="3.75cm" presentation:class="subtitle" presentation:user-transformed="true">
          <draw:text-box>
            <text:p>Трухов Станислав Алексеевич</text:p>
            <text:p>10701321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8cm" svg:y="1.25cm" presentation:class="title" presentation:user-transformed="true">
          <draw:text-box>
            <text:p>Основная информация</text:p>
          </draw:text-box>
        </draw:frame>
        <draw:frame draw:style-name="gr2" draw:text-style-name="P2" draw:layer="layout" svg:width="20.166cm" svg:height="10.082cm" svg:x="4cm" svg:y="3.418cm">
          <draw:image xlink:href="Pictures/100000010000032000000190A41F257312B855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4cm" svg:height="1.75cm" svg:x="10.5cm" svg:y="1.25cm" presentation:class="title" presentation:user-transformed="true">
          <draw:text-box>
            <text:p>Поиск в man</text:p>
          </draw:text-box>
        </draw:frame>
        <draw:frame draw:style-name="gr2" draw:text-style-name="P2" draw:layer="layout" svg:width="15.37cm" svg:height="9.035cm" svg:x="6.63cm" svg:y="3.965cm">
          <draw:image xlink:href="Pictures/10000001000002E4000001B3EB964483E2A055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4cm" svg:height="1.75cm" svg:x="9.5cm" svg:y="1.25cm" presentation:class="title" presentation:user-transformed="true">
          <draw:text-box>
            <text:p>Параметры man</text:p>
          </draw:text-box>
        </draw:frame>
        <draw:frame draw:style-name="gr2" draw:text-style-name="P2" draw:layer="layout" svg:width="17.05cm" svg:height="9.367cm" svg:x="5.5cm" svg:y="4.001cm">
          <draw:image xlink:href="Pictures/10000001000002D8000001904BC83FF4C2D7EB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00:08:37.020223504</meta:creation-date>
    <meta:editing-duration>PT9M57S</meta:editing-duration>
    <meta:editing-cycles>2</meta:editing-cycles>
    <meta:generator>LibreOffice/7.3.7.2$Linux_X86_64 LibreOffice_project/30$Build-2</meta:generator>
    <dc:title>Inspiration</dc:title>
    <dc:date>2023-09-21T01:06:26.614273076</dc:date>
    <meta:document-statistic meta:object-count="41"/>
  </office:meta>
</office:document-meta>
</file>